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3118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808080"/>
      <style:text-properties fo:color="#b2b2b2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Therapis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Patient Total</text:p>
          </table:table-cell>
          <table:table-cell table:style-name="ce1" office:value-type="string" calcext:value-type="string">
            <text:p>Follow-Ups</text:p>
          </table:table-cell>
          <table:table-cell table:style-name="ce1" office:value-type="string" calcext:value-type="string">
            <text:p>Evals/Re-Evals</text:p>
          </table:table-cell>
          <table:table-cell table:style-name="ce6" office:value-type="string" calcext:value-type="string">
            <text:p>Bonus</text:p>
          </table:table-cell>
          <table:table-cell table:style-name="ce1" office:value-type="string" calcext:value-type="string">
            <text:p>Signature Patients</text:p>
          </table:table-cell>
          <table:table-cell table:style-name="ce7" table:number-columns-repeated="16377"/>
        </table:table-row>
        <table:table-row table:style-name="ro2">
          <table:table-cell table:style-name="ce2" office:value-type="string" calcext:value-type="string">
            <text:p>Jan 2-5</text:p>
          </table:table-cell>
          <table:table-cell table:style-name="ce4" table:number-columns-repeated="16383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3]&gt;=40; IF([.C3]&gt;=50; [.D3]+[.E3]*1.5-50; &quot;&quot;); IF(AND([.B3]&gt;=32; [.B3]&lt;=39; [.C3]&gt;=40); [.D3]+[.E3]*1.5-40; IF([.B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4]&gt;=40; IF([.C4]&gt;=50; [.D4]+[.E4]*1.5-50; &quot;&quot;); IF(AND([.B4]&gt;=32; [.B4]&lt;=39; [.C4]&gt;=40); [.D4]+[.E4]*1.5-40; IF([.B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5]&gt;=40; IF([.C5]&gt;=50; [.D5]+[.E5]*1.5-50; &quot;&quot;); IF(AND([.B5]&gt;=32; [.B5]&lt;=39; [.C5]&gt;=40); [.D5]+[.E5]*1.5-40; IF([.B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6]&gt;=40; IF([.C6]&gt;=50; [.D6]+[.E6]*1.5-50; &quot;&quot;); IF(AND([.B6]&gt;=32; [.B6]&lt;=39; [.C6]&gt;=40); [.D6]+[.E6]*1.5-40; IF([.B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7]&gt;=40; IF([.C7]&gt;=50; [.D7]+[.E7]*1.5-50; &quot;&quot;); IF(AND([.B7]&gt;=32; [.B7]&lt;=39; [.C7]&gt;=40); [.D7]+[.E7]*1.5-40; IF([.B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8]&gt;=40; IF([.C8]&gt;=50; [.D8]+[.E8]*1.5-50; &quot;&quot;); IF(AND([.B8]&gt;=32; [.B8]&lt;=39; [.C8]&gt;=40); [.D8]+[.E8]*1.5-40; IF([.B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9]&gt;=40; IF([.C9]&gt;=50; [.D9]+[.E9]*1.5-50; &quot;&quot;); IF(AND([.B9]&gt;=32; [.B9]&lt;=39; [.C9]&gt;=40); [.D9]+[.E9]*1.5-40; IF([.B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10]&gt;=40; IF([.C10]&gt;=50; [.D10]+[.E10]*1.5-50; &quot;&quot;); IF(AND([.B10]&gt;=32; [.B10]&lt;=39; [.C10]&gt;=40); [.D10]+[.E10]*1.5-40; IF([.B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11]&gt;=40; IF([.C11]&gt;=50; [.D11]+[.E11]*1.5-50; &quot;&quot;); IF(AND([.B11]&gt;=32; [.B11]&lt;=39; [.C11]&gt;=40); [.D11]+[.E11]*1.5-40; IF([.B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12]&gt;=40; IF([.C12]&gt;=50; [.D12]+[.E12]*1.5-50; &quot;&quot;); IF(AND([.B12]&gt;=32; [.B12]&lt;=39; [.C12]&gt;=40); [.D12]+[.E12]*1.5-40; IF([.B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]&gt;=40; IF([.C13]&gt;=50; [.D13]+[.E13]*1.5-50; &quot;&quot;); IF(AND([.B13]&gt;=32; [.B13]&lt;=39; [.C13]&gt;=40); [.D13]+[.E13]*1.5-40; IF([.B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14]&gt;=40; IF([.C14]&gt;=50; [.D14]+[.E14]*1.5-50; &quot;&quot;); IF(AND([.B14]&gt;=32; [.B14]&lt;=39; [.C14]&gt;=40); [.D14]+[.E14]*1.5-40; IF([.B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15]&gt;=40; IF([.C15]&gt;=50; [.D15]+[.E15]*1.5-50; &quot;&quot;); IF(AND([.B15]&gt;=32; [.B15]&lt;=39; [.C15]&gt;=40); [.D15]+[.E15]*1.5-40; IF([.B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16]&gt;=40; IF([.C16]&gt;=50; [.D16]+[.E16]*1.5-50; &quot;&quot;); IF(AND([.B16]&gt;=32; [.B16]&lt;=39; [.C16]&gt;=40); [.D16]+[.E16]*1.5-40; IF([.B1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17]&gt;=40; IF([.C17]&gt;=50; [.D17]+[.E17]*1.5-50; &quot;&quot;); IF(AND([.B17]&gt;=32; [.B17]&lt;=39; [.C17]&gt;=40); [.D17]+[.E17]*1.5-40; IF([.B1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]&gt;=40; IF([.C18]&gt;=50; [.D18]+[.E18]*1.5-50; &quot;&quot;); IF(AND([.B18]&gt;=32; [.B18]&lt;=39; [.C18]&gt;=40); [.D18]+[.E18]*1.5-40; IF([.B1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]&gt;=40; IF([.C19]&gt;=50; [.D19]+[.E19]*1.5-50; &quot;&quot;); IF(AND([.B19]&gt;=32; [.B19]&lt;=39; [.C19]&gt;=40); [.D19]+[.E19]*1.5-40; IF([.B1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8-12</text:p>
          </table:table-cell>
          <table:table-cell table:style-name="ce5" table:number-columns-repeated="4"/>
          <table:table-cell table:style-name="ce5" table:formula="of:=IF([.B20]&gt;=40; IF([.C20]&gt;=50; [.D20]+[.E20]*1.5-50; &quot;&quot;); IF(AND([.B20]&gt;=32; [.B20]&lt;=39; [.C20]&gt;=40); [.D20]+[.E20]*1.5-40; IF([.B20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21]&gt;=40; IF([.C21]&gt;=50; [.D21]+[.E21]*1.5-50; &quot;&quot;); IF(AND([.B21]&gt;=32; [.B21]&lt;=39; [.C21]&gt;=40); [.D21]+[.E21]*1.5-40; IF([.B2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22]&gt;=40; IF([.C22]&gt;=50; [.D22]+[.E22]*1.5-50; &quot;&quot;); IF(AND([.B22]&gt;=32; [.B22]&lt;=39; [.C22]&gt;=40); [.D22]+[.E22]*1.5-40; IF([.B2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23]&gt;=40; IF([.C23]&gt;=50; [.D23]+[.E23]*1.5-50; &quot;&quot;); IF(AND([.B23]&gt;=32; [.B23]&lt;=39; [.C23]&gt;=40); [.D23]+[.E23]*1.5-40; IF([.B2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24]&gt;=40; IF([.C24]&gt;=50; [.D24]+[.E24]*1.5-50; &quot;&quot;); IF(AND([.B24]&gt;=32; [.B24]&lt;=39; [.C24]&gt;=40); [.D24]+[.E24]*1.5-40; IF([.B2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25]&gt;=40; IF([.C25]&gt;=50; [.D25]+[.E25]*1.5-50; &quot;&quot;); IF(AND([.B25]&gt;=32; [.B25]&lt;=39; [.C25]&gt;=40); [.D25]+[.E25]*1.5-40; IF([.B2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26]&gt;=40; IF([.C26]&gt;=50; [.D26]+[.E26]*1.5-50; &quot;&quot;); IF(AND([.B26]&gt;=32; [.B26]&lt;=39; [.C26]&gt;=40); [.D26]+[.E26]*1.5-40; IF([.B2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27]&gt;=40; IF([.C27]&gt;=50; [.D27]+[.E27]*1.5-50; &quot;&quot;); IF(AND([.B27]&gt;=32; [.B27]&lt;=39; [.C27]&gt;=40); [.D27]+[.E27]*1.5-40; IF([.B2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28]&gt;=40; IF([.C28]&gt;=50; [.D28]+[.E28]*1.5-50; &quot;&quot;); IF(AND([.B28]&gt;=32; [.B28]&lt;=39; [.C28]&gt;=40); [.D28]+[.E28]*1.5-40; IF([.B2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29]&gt;=40; IF([.C29]&gt;=50; [.D29]+[.E29]*1.5-50; &quot;&quot;); IF(AND([.B29]&gt;=32; [.B29]&lt;=39; [.C29]&gt;=40); [.D29]+[.E29]*1.5-40; IF([.B2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30]&gt;=40; IF([.C30]&gt;=50; [.D30]+[.E30]*1.5-50; &quot;&quot;); IF(AND([.B30]&gt;=32; [.B30]&lt;=39; [.C30]&gt;=40); [.D30]+[.E30]*1.5-40; IF([.B3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]&gt;=40; IF([.C31]&gt;=50; [.D31]+[.E31]*1.5-50; &quot;&quot;); IF(AND([.B31]&gt;=32; [.B31]&lt;=39; [.C31]&gt;=40); [.D31]+[.E31]*1.5-40; IF([.B3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32]&gt;=40; IF([.C32]&gt;=50; [.D32]+[.E32]*1.5-50; &quot;&quot;); IF(AND([.B32]&gt;=32; [.B32]&lt;=39; [.C32]&gt;=40); [.D32]+[.E32]*1.5-40; IF([.B3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33]&gt;=40; IF([.C33]&gt;=50; [.D33]+[.E33]*1.5-50; &quot;&quot;); IF(AND([.B33]&gt;=32; [.B33]&lt;=39; [.C33]&gt;=40); [.D33]+[.E33]*1.5-40; IF([.B3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34]&gt;=40; IF([.C34]&gt;=50; [.D34]+[.E34]*1.5-50; &quot;&quot;); IF(AND([.B34]&gt;=32; [.B34]&lt;=39; [.C34]&gt;=40); [.D34]+[.E34]*1.5-40; IF([.B3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35]&gt;=40; IF([.C35]&gt;=50; [.D35]+[.E35]*1.5-50; &quot;&quot;); IF(AND([.B35]&gt;=32; [.B35]&lt;=39; [.C35]&gt;=40); [.D35]+[.E35]*1.5-40; IF([.B3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6]&gt;=40; IF([.C36]&gt;=50; [.D36]+[.E36]*1.5-50; &quot;&quot;); IF(AND([.B36]&gt;=32; [.B36]&lt;=39; [.C36]&gt;=40); [.D36]+[.E36]*1.5-40; IF([.B3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7]&gt;=40; IF([.C37]&gt;=50; [.D37]+[.E37]*1.5-50; &quot;&quot;); IF(AND([.B37]&gt;=32; [.B37]&lt;=39; [.C37]&gt;=40); [.D37]+[.E37]*1.5-40; IF([.B3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15-19</text:p>
          </table:table-cell>
          <table:table-cell table:style-name="ce5" table:number-columns-repeated="4"/>
          <table:table-cell table:style-name="ce5" table:formula="of:=IF([.B38]&gt;=40; IF([.C38]&gt;=50; [.D38]+[.E38]*1.5-50; &quot;&quot;); IF(AND([.B38]&gt;=32; [.B38]&lt;=39; [.C38]&gt;=40); [.D38]+[.E38]*1.5-40; IF([.B38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39]&gt;=40; IF([.C39]&gt;=50; [.D39]+[.E39]*1.5-50; &quot;&quot;); IF(AND([.B39]&gt;=32; [.B39]&lt;=39; [.C39]&gt;=40); [.D39]+[.E39]*1.5-40; IF([.B3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40]&gt;=40; IF([.C40]&gt;=50; [.D40]+[.E40]*1.5-50; &quot;&quot;); IF(AND([.B40]&gt;=32; [.B40]&lt;=39; [.C40]&gt;=40); [.D40]+[.E40]*1.5-40; IF([.B4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41]&gt;=40; IF([.C41]&gt;=50; [.D41]+[.E41]*1.5-50; &quot;&quot;); IF(AND([.B41]&gt;=32; [.B41]&lt;=39; [.C41]&gt;=40); [.D41]+[.E41]*1.5-40; IF([.B4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42]&gt;=40; IF([.C42]&gt;=50; [.D42]+[.E42]*1.5-50; &quot;&quot;); IF(AND([.B42]&gt;=32; [.B42]&lt;=39; [.C42]&gt;=40); [.D42]+[.E42]*1.5-40; IF([.B4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43]&gt;=40; IF([.C43]&gt;=50; [.D43]+[.E43]*1.5-50; &quot;&quot;); IF(AND([.B43]&gt;=32; [.B43]&lt;=39; [.C43]&gt;=40); [.D43]+[.E43]*1.5-40; IF([.B4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44]&gt;=40; IF([.C44]&gt;=50; [.D44]+[.E44]*1.5-50; &quot;&quot;); IF(AND([.B44]&gt;=32; [.B44]&lt;=39; [.C44]&gt;=40); [.D44]+[.E44]*1.5-40; IF([.B4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45]&gt;=40; IF([.C45]&gt;=50; [.D45]+[.E45]*1.5-50; &quot;&quot;); IF(AND([.B45]&gt;=32; [.B45]&lt;=39; [.C45]&gt;=40); [.D45]+[.E45]*1.5-40; IF([.B4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46]&gt;=40; IF([.C46]&gt;=50; [.D46]+[.E46]*1.5-50; &quot;&quot;); IF(AND([.B46]&gt;=32; [.B46]&lt;=39; [.C46]&gt;=40); [.D46]+[.E46]*1.5-40; IF([.B4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47]&gt;=40; IF([.C47]&gt;=50; [.D47]+[.E47]*1.5-50; &quot;&quot;); IF(AND([.B47]&gt;=32; [.B47]&lt;=39; [.C47]&gt;=40); [.D47]+[.E47]*1.5-40; IF([.B4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48]&gt;=40; IF([.C48]&gt;=50; [.D48]+[.E48]*1.5-50; &quot;&quot;); IF(AND([.B48]&gt;=32; [.B48]&lt;=39; [.C48]&gt;=40); [.D48]+[.E48]*1.5-40; IF([.B4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49]&gt;=40; IF([.C49]&gt;=50; [.D49]+[.E49]*1.5-50; &quot;&quot;); IF(AND([.B49]&gt;=32; [.B49]&lt;=39; [.C49]&gt;=40); [.D49]+[.E49]*1.5-40; IF([.B4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50]&gt;=40; IF([.C50]&gt;=50; [.D50]+[.E50]*1.5-50; &quot;&quot;); IF(AND([.B50]&gt;=32; [.B50]&lt;=39; [.C50]&gt;=40); [.D50]+[.E50]*1.5-40; IF([.B5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51]&gt;=40; IF([.C51]&gt;=50; [.D51]+[.E51]*1.5-50; &quot;&quot;); IF(AND([.B51]&gt;=32; [.B51]&lt;=39; [.C51]&gt;=40); [.D51]+[.E51]*1.5-40; IF([.B5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52]&gt;=40; IF([.C52]&gt;=50; [.D52]+[.E52]*1.5-50; &quot;&quot;); IF(AND([.B52]&gt;=32; [.B52]&lt;=39; [.C52]&gt;=40); [.D52]+[.E52]*1.5-40; IF([.B5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53]&gt;=40; IF([.C53]&gt;=50; [.D53]+[.E53]*1.5-50; &quot;&quot;); IF(AND([.B53]&gt;=32; [.B53]&lt;=39; [.C53]&gt;=40); [.D53]+[.E53]*1.5-40; IF([.B5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54]&gt;=40; IF([.C54]&gt;=50; [.D54]+[.E54]*1.5-50; &quot;&quot;); IF(AND([.B54]&gt;=32; [.B54]&lt;=39; [.C54]&gt;=40); [.D54]+[.E54]*1.5-40; IF([.B5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22-26</text:p>
          </table:table-cell>
          <table:table-cell table:style-name="ce5" table:number-columns-repeated="4"/>
          <table:table-cell table:style-name="ce5" table:formula="of:=IF([.B55]&gt;=40; IF([.C55]&gt;=50; [.D55]+[.E55]*1.5-50; &quot;&quot;); IF(AND([.B55]&gt;=32; [.B55]&lt;=39; [.C55]&gt;=40); [.D55]+[.E55]*1.5-40; IF([.B55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56]&gt;=40; IF([.C56]&gt;=50; [.D56]+[.E56]*1.5-50; &quot;&quot;); IF(AND([.B56]&gt;=32; [.B56]&lt;=39; [.C56]&gt;=40); [.D56]+[.E56]*1.5-40; IF([.B5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57]&gt;=40; IF([.C57]&gt;=50; [.D57]+[.E57]*1.5-50; &quot;&quot;); IF(AND([.B57]&gt;=32; [.B57]&lt;=39; [.C57]&gt;=40); [.D57]+[.E57]*1.5-40; IF([.B5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58]&gt;=40; IF([.C58]&gt;=50; [.D58]+[.E58]*1.5-50; &quot;&quot;); IF(AND([.B58]&gt;=32; [.B58]&lt;=39; [.C58]&gt;=40); [.D58]+[.E58]*1.5-40; IF([.B5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59]&gt;=40; IF([.C59]&gt;=50; [.D59]+[.E59]*1.5-50; &quot;&quot;); IF(AND([.B59]&gt;=32; [.B59]&lt;=39; [.C59]&gt;=40); [.D59]+[.E59]*1.5-40; IF([.B5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60]&gt;=40; IF([.C60]&gt;=50; [.D60]+[.E60]*1.5-50; &quot;&quot;); IF(AND([.B60]&gt;=32; [.B60]&lt;=39; [.C60]&gt;=40); [.D60]+[.E60]*1.5-40; IF([.B6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61]&gt;=40; IF([.C61]&gt;=50; [.D61]+[.E61]*1.5-50; &quot;&quot;); IF(AND([.B61]&gt;=32; [.B61]&lt;=39; [.C61]&gt;=40); [.D61]+[.E61]*1.5-40; IF([.B6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62]&gt;=40; IF([.C62]&gt;=50; [.D62]+[.E62]*1.5-50; &quot;&quot;); IF(AND([.B62]&gt;=32; [.B62]&lt;=39; [.C62]&gt;=40); [.D62]+[.E62]*1.5-40; IF([.B6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63]&gt;=40; IF([.C63]&gt;=50; [.D63]+[.E63]*1.5-50; &quot;&quot;); IF(AND([.B63]&gt;=32; [.B63]&lt;=39; [.C63]&gt;=40); [.D63]+[.E63]*1.5-40; IF([.B6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64]&gt;=40; IF([.C64]&gt;=50; [.D64]+[.E64]*1.5-50; &quot;&quot;); IF(AND([.B64]&gt;=32; [.B64]&lt;=39; [.C64]&gt;=40); [.D64]+[.E64]*1.5-40; IF([.B6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65]&gt;=40; IF([.C65]&gt;=50; [.D65]+[.E65]*1.5-50; &quot;&quot;); IF(AND([.B65]&gt;=32; [.B65]&lt;=39; [.C65]&gt;=40); [.D65]+[.E65]*1.5-40; IF([.B6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66]&gt;=40; IF([.C66]&gt;=50; [.D66]+[.E66]*1.5-50; &quot;&quot;); IF(AND([.B66]&gt;=32; [.B66]&lt;=39; [.C66]&gt;=40); [.D66]+[.E66]*1.5-40; IF([.B6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67]&gt;=40; IF([.C67]&gt;=50; [.D67]+[.E67]*1.5-50; &quot;&quot;); IF(AND([.B67]&gt;=32; [.B67]&lt;=39; [.C67]&gt;=40); [.D67]+[.E67]*1.5-40; IF([.B6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68]&gt;=40; IF([.C68]&gt;=50; [.D68]+[.E68]*1.5-50; &quot;&quot;); IF(AND([.B68]&gt;=32; [.B68]&lt;=39; [.C68]&gt;=40); [.D68]+[.E68]*1.5-40; IF([.B6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69]&gt;=40; IF([.C69]&gt;=50; [.D69]+[.E69]*1.5-50; &quot;&quot;); IF(AND([.B69]&gt;=32; [.B69]&lt;=39; [.C69]&gt;=40); [.D69]+[.E69]*1.5-40; IF([.B6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70]&gt;=40; IF([.C70]&gt;=50; [.D70]+[.E70]*1.5-50; &quot;&quot;); IF(AND([.B70]&gt;=32; [.B70]&lt;=39; [.C70]&gt;=40); [.D70]+[.E70]*1.5-40; IF([.B7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71]&gt;=40; IF([.C71]&gt;=50; [.D71]+[.E71]*1.5-50; &quot;&quot;); IF(AND([.B71]&gt;=32; [.B71]&lt;=39; [.C71]&gt;=40); [.D71]+[.E71]*1.5-40; IF([.B7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72]&gt;=40; IF([.C72]&gt;=50; [.D72]+[.E72]*1.5-50; &quot;&quot;); IF(AND([.B72]&gt;=32; [.B72]&lt;=39; [.C72]&gt;=40); [.D72]+[.E72]*1.5-40; IF([.B7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29 – Feb 2</text:p>
          </table:table-cell>
          <table:table-cell table:style-name="ce5" table:number-columns-repeated="4"/>
          <table:table-cell table:style-name="ce5" table:formula="of:=IF([.B73]&gt;=40; IF([.C73]&gt;=50; [.D73]+[.E73]*1.5-50; &quot;&quot;); IF(AND([.B73]&gt;=32; [.B73]&lt;=39; [.C73]&gt;=40); [.D73]+[.E73]*1.5-40; IF([.B73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74]&gt;=40; IF([.C74]&gt;=50; [.D74]+[.E74]*1.5-50; &quot;&quot;); IF(AND([.B74]&gt;=32; [.B74]&lt;=39; [.C74]&gt;=40); [.D74]+[.E74]*1.5-40; IF([.B7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75]&gt;=40; IF([.C75]&gt;=50; [.D75]+[.E75]*1.5-50; &quot;&quot;); IF(AND([.B75]&gt;=32; [.B75]&lt;=39; [.C75]&gt;=40); [.D75]+[.E75]*1.5-40; IF([.B7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76]&gt;=40; IF([.C76]&gt;=50; [.D76]+[.E76]*1.5-50; &quot;&quot;); IF(AND([.B76]&gt;=32; [.B76]&lt;=39; [.C76]&gt;=40); [.D76]+[.E76]*1.5-40; IF([.B7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77]&gt;=40; IF([.C77]&gt;=50; [.D77]+[.E77]*1.5-50; &quot;&quot;); IF(AND([.B77]&gt;=32; [.B77]&lt;=39; [.C77]&gt;=40); [.D77]+[.E77]*1.5-40; IF([.B7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78]&gt;=40; IF([.C78]&gt;=50; [.D78]+[.E78]*1.5-50; &quot;&quot;); IF(AND([.B78]&gt;=32; [.B78]&lt;=39; [.C78]&gt;=40); [.D78]+[.E78]*1.5-40; IF([.B7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79]&gt;=40; IF([.C79]&gt;=50; [.D79]+[.E79]*1.5-50; &quot;&quot;); IF(AND([.B79]&gt;=32; [.B79]&lt;=39; [.C79]&gt;=40); [.D79]+[.E79]*1.5-40; IF([.B7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80]&gt;=40; IF([.C80]&gt;=50; [.D80]+[.E80]*1.5-50; &quot;&quot;); IF(AND([.B80]&gt;=32; [.B80]&lt;=39; [.C80]&gt;=40); [.D80]+[.E80]*1.5-40; IF([.B8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81]&gt;=40; IF([.C81]&gt;=50; [.D81]+[.E81]*1.5-50; &quot;&quot;); IF(AND([.B81]&gt;=32; [.B81]&lt;=39; [.C81]&gt;=40); [.D81]+[.E81]*1.5-40; IF([.B8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82]&gt;=40; IF([.C82]&gt;=50; [.D82]+[.E82]*1.5-50; &quot;&quot;); IF(AND([.B82]&gt;=32; [.B82]&lt;=39; [.C82]&gt;=40); [.D82]+[.E82]*1.5-40; IF([.B8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83]&gt;=40; IF([.C83]&gt;=50; [.D83]+[.E83]*1.5-50; &quot;&quot;); IF(AND([.B83]&gt;=32; [.B83]&lt;=39; [.C83]&gt;=40); [.D83]+[.E83]*1.5-40; IF([.B8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84]&gt;=40; IF([.C84]&gt;=50; [.D84]+[.E84]*1.5-50; &quot;&quot;); IF(AND([.B84]&gt;=32; [.B84]&lt;=39; [.C84]&gt;=40); [.D84]+[.E84]*1.5-40; IF([.B8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85]&gt;=40; IF([.C85]&gt;=50; [.D85]+[.E85]*1.5-50; &quot;&quot;); IF(AND([.B85]&gt;=32; [.B85]&lt;=39; [.C85]&gt;=40); [.D85]+[.E85]*1.5-40; IF([.B8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86]&gt;=40; IF([.C86]&gt;=50; [.D86]+[.E86]*1.5-50; &quot;&quot;); IF(AND([.B86]&gt;=32; [.B86]&lt;=39; [.C86]&gt;=40); [.D86]+[.E86]*1.5-40; IF([.B8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87]&gt;=40; IF([.C87]&gt;=50; [.D87]+[.E87]*1.5-50; &quot;&quot;); IF(AND([.B87]&gt;=32; [.B87]&lt;=39; [.C87]&gt;=40); [.D87]+[.E87]*1.5-40; IF([.B8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88]&gt;=40; IF([.C88]&gt;=50; [.D88]+[.E88]*1.5-50; &quot;&quot;); IF(AND([.B88]&gt;=32; [.B88]&lt;=39; [.C88]&gt;=40); [.D88]+[.E88]*1.5-40; IF([.B8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89]&gt;=40; IF([.C89]&gt;=50; [.D89]+[.E89]*1.5-50; &quot;&quot;); IF(AND([.B89]&gt;=32; [.B89]&lt;=39; [.C89]&gt;=40); [.D89]+[.E89]*1.5-40; IF([.B8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0]&gt;=40; IF([.C90]&gt;=50; [.D90]+[.E90]*1.5-50; &quot;&quot;); IF(AND([.B90]&gt;=32; [.B90]&lt;=39; [.C90]&gt;=40); [.D90]+[.E90]*1.5-40; IF([.B9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1]&gt;=40; IF([.C91]&gt;=50; [.D91]+[.E91]*1.5-50; &quot;&quot;); IF(AND([.B91]&gt;=32; [.B91]&lt;=39; [.C91]&gt;=40); [.D91]+[.E91]*1.5-40; IF([.B9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2]&gt;=40; IF([.C92]&gt;=50; [.D92]+[.E92]*1.5-50; &quot;&quot;); IF(AND([.B92]&gt;=32; [.B92]&lt;=39; [.C92]&gt;=40); [.D92]+[.E92]*1.5-40; IF([.B9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3]&gt;=40; IF([.C93]&gt;=50; [.D93]+[.E93]*1.5-50; &quot;&quot;); IF(AND([.B93]&gt;=32; [.B93]&lt;=39; [.C93]&gt;=40); [.D93]+[.E93]*1.5-40; IF([.B9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4]&gt;=40; IF([.C94]&gt;=50; [.D94]+[.E94]*1.5-50; &quot;&quot;); IF(AND([.B94]&gt;=32; [.B94]&lt;=39; [.C94]&gt;=40); [.D94]+[.E94]*1.5-40; IF([.B9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5]&gt;=40; IF([.C95]&gt;=50; [.D95]+[.E95]*1.5-50; &quot;&quot;); IF(AND([.B95]&gt;=32; [.B95]&lt;=39; [.C95]&gt;=40); [.D95]+[.E95]*1.5-40; IF([.B9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6]&gt;=40; IF([.C96]&gt;=50; [.D96]+[.E96]*1.5-50; &quot;&quot;); IF(AND([.B96]&gt;=32; [.B96]&lt;=39; [.C96]&gt;=40); [.D96]+[.E96]*1.5-40; IF([.B9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7]&gt;=40; IF([.C97]&gt;=50; [.D97]+[.E97]*1.5-50; &quot;&quot;); IF(AND([.B97]&gt;=32; [.B97]&lt;=39; [.C97]&gt;=40); [.D97]+[.E97]*1.5-40; IF([.B9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8]&gt;=40; IF([.C98]&gt;=50; [.D98]+[.E98]*1.5-50; &quot;&quot;); IF(AND([.B98]&gt;=32; [.B98]&lt;=39; [.C98]&gt;=40); [.D98]+[.E98]*1.5-40; IF([.B9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9]&gt;=40; IF([.C99]&gt;=50; [.D99]+[.E99]*1.5-50; &quot;&quot;); IF(AND([.B99]&gt;=32; [.B99]&lt;=39; [.C99]&gt;=40); [.D99]+[.E99]*1.5-40; IF([.B9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0]&gt;=40; IF([.C100]&gt;=50; [.D100]+[.E100]*1.5-50; &quot;&quot;); IF(AND([.B100]&gt;=32; [.B100]&lt;=39; [.C100]&gt;=40); [.D100]+[.E100]*1.5-40; IF([.B10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1]&gt;=40; IF([.C101]&gt;=50; [.D101]+[.E101]*1.5-50; &quot;&quot;); IF(AND([.B101]&gt;=32; [.B101]&lt;=39; [.C101]&gt;=40); [.D101]+[.E101]*1.5-40; IF([.B10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2]&gt;=40; IF([.C102]&gt;=50; [.D102]+[.E102]*1.5-50; &quot;&quot;); IF(AND([.B102]&gt;=32; [.B102]&lt;=39; [.C102]&gt;=40); [.D102]+[.E102]*1.5-40; IF([.B10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3]&gt;=40; IF([.C103]&gt;=50; [.D103]+[.E103]*1.5-50; &quot;&quot;); IF(AND([.B103]&gt;=32; [.B103]&lt;=39; [.C103]&gt;=40); [.D103]+[.E103]*1.5-40; IF([.B10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4]&gt;=40; IF([.C104]&gt;=50; [.D104]+[.E104]*1.5-50; &quot;&quot;); IF(AND([.B104]&gt;=32; [.B104]&lt;=39; [.C104]&gt;=40); [.D104]+[.E104]*1.5-40; IF([.B10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5]&gt;=40; IF([.C105]&gt;=50; [.D105]+[.E105]*1.5-50; &quot;&quot;); IF(AND([.B105]&gt;=32; [.B105]&lt;=39; [.C105]&gt;=40); [.D105]+[.E105]*1.5-40; IF([.B10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6]&gt;=40; IF([.C106]&gt;=50; [.D106]+[.E106]*1.5-50; &quot;&quot;); IF(AND([.B106]&gt;=32; [.B106]&lt;=39; [.C106]&gt;=40); [.D106]+[.E106]*1.5-40; IF([.B10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7]&gt;=40; IF([.C107]&gt;=50; [.D107]+[.E107]*1.5-50; &quot;&quot;); IF(AND([.B107]&gt;=32; [.B107]&lt;=39; [.C107]&gt;=40); [.D107]+[.E107]*1.5-40; IF([.B10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8]&gt;=40; IF([.C108]&gt;=50; [.D108]+[.E108]*1.5-50; &quot;&quot;); IF(AND([.B108]&gt;=32; [.B108]&lt;=39; [.C108]&gt;=40); [.D108]+[.E108]*1.5-40; IF([.B10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9]&gt;=40; IF([.C109]&gt;=50; [.D109]+[.E109]*1.5-50; &quot;&quot;); IF(AND([.B109]&gt;=32; [.B109]&lt;=39; [.C109]&gt;=40); [.D109]+[.E109]*1.5-40; IF([.B10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0]&gt;=40; IF([.C110]&gt;=50; [.D110]+[.E110]*1.5-50; &quot;&quot;); IF(AND([.B110]&gt;=32; [.B110]&lt;=39; [.C110]&gt;=40); [.D110]+[.E110]*1.5-40; IF([.B1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1]&gt;=40; IF([.C111]&gt;=50; [.D111]+[.E111]*1.5-50; &quot;&quot;); IF(AND([.B111]&gt;=32; [.B111]&lt;=39; [.C111]&gt;=40); [.D111]+[.E111]*1.5-40; IF([.B1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2]&gt;=40; IF([.C112]&gt;=50; [.D112]+[.E112]*1.5-50; &quot;&quot;); IF(AND([.B112]&gt;=32; [.B112]&lt;=39; [.C112]&gt;=40); [.D112]+[.E112]*1.5-40; IF([.B1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3]&gt;=40; IF([.C113]&gt;=50; [.D113]+[.E113]*1.5-50; &quot;&quot;); IF(AND([.B113]&gt;=32; [.B113]&lt;=39; [.C113]&gt;=40); [.D113]+[.E113]*1.5-40; IF([.B1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4]&gt;=40; IF([.C114]&gt;=50; [.D114]+[.E114]*1.5-50; &quot;&quot;); IF(AND([.B114]&gt;=32; [.B114]&lt;=39; [.C114]&gt;=40); [.D114]+[.E114]*1.5-40; IF([.B1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5]&gt;=40; IF([.C115]&gt;=50; [.D115]+[.E115]*1.5-50; &quot;&quot;); IF(AND([.B115]&gt;=32; [.B115]&lt;=39; [.C115]&gt;=40); [.D115]+[.E115]*1.5-40; IF([.B1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6]&gt;=40; IF([.C116]&gt;=50; [.D116]+[.E116]*1.5-50; &quot;&quot;); IF(AND([.B116]&gt;=32; [.B116]&lt;=39; [.C116]&gt;=40); [.D116]+[.E116]*1.5-40; IF([.B11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7]&gt;=40; IF([.C117]&gt;=50; [.D117]+[.E117]*1.5-50; &quot;&quot;); IF(AND([.B117]&gt;=32; [.B117]&lt;=39; [.C117]&gt;=40); [.D117]+[.E117]*1.5-40; IF([.B11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8]&gt;=40; IF([.C118]&gt;=50; [.D118]+[.E118]*1.5-50; &quot;&quot;); IF(AND([.B118]&gt;=32; [.B118]&lt;=39; [.C118]&gt;=40); [.D118]+[.E118]*1.5-40; IF([.B11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9]&gt;=40; IF([.C119]&gt;=50; [.D119]+[.E119]*1.5-50; &quot;&quot;); IF(AND([.B119]&gt;=32; [.B119]&lt;=39; [.C119]&gt;=40); [.D119]+[.E119]*1.5-40; IF([.B11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0]&gt;=40; IF([.C120]&gt;=50; [.D120]+[.E120]*1.5-50; &quot;&quot;); IF(AND([.B120]&gt;=32; [.B120]&lt;=39; [.C120]&gt;=40); [.D120]+[.E120]*1.5-40; IF([.B12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1]&gt;=40; IF([.C121]&gt;=50; [.D121]+[.E121]*1.5-50; &quot;&quot;); IF(AND([.B121]&gt;=32; [.B121]&lt;=39; [.C121]&gt;=40); [.D121]+[.E121]*1.5-40; IF([.B12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2]&gt;=40; IF([.C122]&gt;=50; [.D122]+[.E122]*1.5-50; &quot;&quot;); IF(AND([.B122]&gt;=32; [.B122]&lt;=39; [.C122]&gt;=40); [.D122]+[.E122]*1.5-40; IF([.B12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3]&gt;=40; IF([.C123]&gt;=50; [.D123]+[.E123]*1.5-50; &quot;&quot;); IF(AND([.B123]&gt;=32; [.B123]&lt;=39; [.C123]&gt;=40); [.D123]+[.E123]*1.5-40; IF([.B12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4]&gt;=40; IF([.C124]&gt;=50; [.D124]+[.E124]*1.5-50; &quot;&quot;); IF(AND([.B124]&gt;=32; [.B124]&lt;=39; [.C124]&gt;=40); [.D124]+[.E124]*1.5-40; IF([.B12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5]&gt;=40; IF([.C125]&gt;=50; [.D125]+[.E125]*1.5-50; &quot;&quot;); IF(AND([.B125]&gt;=32; [.B125]&lt;=39; [.C125]&gt;=40); [.D125]+[.E125]*1.5-40; IF([.B12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6]&gt;=40; IF([.C126]&gt;=50; [.D126]+[.E126]*1.5-50; &quot;&quot;); IF(AND([.B126]&gt;=32; [.B126]&lt;=39; [.C126]&gt;=40); [.D126]+[.E126]*1.5-40; IF([.B12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7]&gt;=40; IF([.C127]&gt;=50; [.D127]+[.E127]*1.5-50; &quot;&quot;); IF(AND([.B127]&gt;=32; [.B127]&lt;=39; [.C127]&gt;=40); [.D127]+[.E127]*1.5-40; IF([.B12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8]&gt;=40; IF([.C128]&gt;=50; [.D128]+[.E128]*1.5-50; &quot;&quot;); IF(AND([.B128]&gt;=32; [.B128]&lt;=39; [.C128]&gt;=40); [.D128]+[.E128]*1.5-40; IF([.B12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9]&gt;=40; IF([.C129]&gt;=50; [.D129]+[.E129]*1.5-50; &quot;&quot;); IF(AND([.B129]&gt;=32; [.B129]&lt;=39; [.C129]&gt;=40); [.D129]+[.E129]*1.5-40; IF([.B12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0]&gt;=40; IF([.C130]&gt;=50; [.D130]+[.E130]*1.5-50; &quot;&quot;); IF(AND([.B130]&gt;=32; [.B130]&lt;=39; [.C130]&gt;=40); [.D130]+[.E130]*1.5-40; IF([.B13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1]&gt;=40; IF([.C131]&gt;=50; [.D131]+[.E131]*1.5-50; &quot;&quot;); IF(AND([.B131]&gt;=32; [.B131]&lt;=39; [.C131]&gt;=40); [.D131]+[.E131]*1.5-40; IF([.B13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2]&gt;=40; IF([.C132]&gt;=50; [.D132]+[.E132]*1.5-50; &quot;&quot;); IF(AND([.B132]&gt;=32; [.B132]&lt;=39; [.C132]&gt;=40); [.D132]+[.E132]*1.5-40; IF([.B13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3]&gt;=40; IF([.C133]&gt;=50; [.D133]+[.E133]*1.5-50; &quot;&quot;); IF(AND([.B133]&gt;=32; [.B133]&lt;=39; [.C133]&gt;=40); [.D133]+[.E133]*1.5-40; IF([.B13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4]&gt;=40; IF([.C134]&gt;=50; [.D134]+[.E134]*1.5-50; &quot;&quot;); IF(AND([.B134]&gt;=32; [.B134]&lt;=39; [.C134]&gt;=40); [.D134]+[.E134]*1.5-40; IF([.B13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5]&gt;=40; IF([.C135]&gt;=50; [.D135]+[.E135]*1.5-50; &quot;&quot;); IF(AND([.B135]&gt;=32; [.B135]&lt;=39; [.C135]&gt;=40); [.D135]+[.E135]*1.5-40; IF([.B13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6]&gt;=40; IF([.C136]&gt;=50; [.D136]+[.E136]*1.5-50; &quot;&quot;); IF(AND([.B136]&gt;=32; [.B136]&lt;=39; [.C136]&gt;=40); [.D136]+[.E136]*1.5-40; IF([.B13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7]&gt;=40; IF([.C137]&gt;=50; [.D137]+[.E137]*1.5-50; &quot;&quot;); IF(AND([.B137]&gt;=32; [.B137]&lt;=39; [.C137]&gt;=40); [.D137]+[.E137]*1.5-40; IF([.B13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8]&gt;=40; IF([.C138]&gt;=50; [.D138]+[.E138]*1.5-50; &quot;&quot;); IF(AND([.B138]&gt;=32; [.B138]&lt;=39; [.C138]&gt;=40); [.D138]+[.E138]*1.5-40; IF([.B13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9]&gt;=40; IF([.C139]&gt;=50; [.D139]+[.E139]*1.5-50; &quot;&quot;); IF(AND([.B139]&gt;=32; [.B139]&lt;=39; [.C139]&gt;=40); [.D139]+[.E139]*1.5-40; IF([.B13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0]&gt;=40; IF([.C140]&gt;=50; [.D140]+[.E140]*1.5-50; &quot;&quot;); IF(AND([.B140]&gt;=32; [.B140]&lt;=39; [.C140]&gt;=40); [.D140]+[.E140]*1.5-40; IF([.B14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1]&gt;=40; IF([.C141]&gt;=50; [.D141]+[.E141]*1.5-50; &quot;&quot;); IF(AND([.B141]&gt;=32; [.B141]&lt;=39; [.C141]&gt;=40); [.D141]+[.E141]*1.5-40; IF([.B14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2]&gt;=40; IF([.C142]&gt;=50; [.D142]+[.E142]*1.5-50; &quot;&quot;); IF(AND([.B142]&gt;=32; [.B142]&lt;=39; [.C142]&gt;=40); [.D142]+[.E142]*1.5-40; IF([.B14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3]&gt;=40; IF([.C143]&gt;=50; [.D143]+[.E143]*1.5-50; &quot;&quot;); IF(AND([.B143]&gt;=32; [.B143]&lt;=39; [.C143]&gt;=40); [.D143]+[.E143]*1.5-40; IF([.B14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4]&gt;=40; IF([.C144]&gt;=50; [.D144]+[.E144]*1.5-50; &quot;&quot;); IF(AND([.B144]&gt;=32; [.B144]&lt;=39; [.C144]&gt;=40); [.D144]+[.E144]*1.5-40; IF([.B14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5]&gt;=40; IF([.C145]&gt;=50; [.D145]+[.E145]*1.5-50; &quot;&quot;); IF(AND([.B145]&gt;=32; [.B145]&lt;=39; [.C145]&gt;=40); [.D145]+[.E145]*1.5-40; IF([.B14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6]&gt;=40; IF([.C146]&gt;=50; [.D146]+[.E146]*1.5-50; &quot;&quot;); IF(AND([.B146]&gt;=32; [.B146]&lt;=39; [.C146]&gt;=40); [.D146]+[.E146]*1.5-40; IF([.B14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7]&gt;=40; IF([.C147]&gt;=50; [.D147]+[.E147]*1.5-50; &quot;&quot;); IF(AND([.B147]&gt;=32; [.B147]&lt;=39; [.C147]&gt;=40); [.D147]+[.E147]*1.5-40; IF([.B14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8]&gt;=40; IF([.C148]&gt;=50; [.D148]+[.E148]*1.5-50; &quot;&quot;); IF(AND([.B148]&gt;=32; [.B148]&lt;=39; [.C148]&gt;=40); [.D148]+[.E148]*1.5-40; IF([.B14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9]&gt;=40; IF([.C149]&gt;=50; [.D149]+[.E149]*1.5-50; &quot;&quot;); IF(AND([.B149]&gt;=32; [.B149]&lt;=39; [.C149]&gt;=40); [.D149]+[.E149]*1.5-40; IF([.B14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0]&gt;=40; IF([.C150]&gt;=50; [.D150]+[.E150]*1.5-50; &quot;&quot;); IF(AND([.B150]&gt;=32; [.B150]&lt;=39; [.C150]&gt;=40); [.D150]+[.E150]*1.5-40; IF([.B15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1]&gt;=40; IF([.C151]&gt;=50; [.D151]+[.E151]*1.5-50; &quot;&quot;); IF(AND([.B151]&gt;=32; [.B151]&lt;=39; [.C151]&gt;=40); [.D151]+[.E151]*1.5-40; IF([.B15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2]&gt;=40; IF([.C152]&gt;=50; [.D152]+[.E152]*1.5-50; &quot;&quot;); IF(AND([.B152]&gt;=32; [.B152]&lt;=39; [.C152]&gt;=40); [.D152]+[.E152]*1.5-40; IF([.B15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3]&gt;=40; IF([.C153]&gt;=50; [.D153]+[.E153]*1.5-50; &quot;&quot;); IF(AND([.B153]&gt;=32; [.B153]&lt;=39; [.C153]&gt;=40); [.D153]+[.E153]*1.5-40; IF([.B15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4]&gt;=40; IF([.C154]&gt;=50; [.D154]+[.E154]*1.5-50; &quot;&quot;); IF(AND([.B154]&gt;=32; [.B154]&lt;=39; [.C154]&gt;=40); [.D154]+[.E154]*1.5-40; IF([.B15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5]&gt;=40; IF([.C155]&gt;=50; [.D155]+[.E155]*1.5-50; &quot;&quot;); IF(AND([.B155]&gt;=32; [.B155]&lt;=39; [.C155]&gt;=40); [.D155]+[.E155]*1.5-40; IF([.B15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6]&gt;=40; IF([.C156]&gt;=50; [.D156]+[.E156]*1.5-50; &quot;&quot;); IF(AND([.B156]&gt;=32; [.B156]&lt;=39; [.C156]&gt;=40); [.D156]+[.E156]*1.5-40; IF([.B15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7]&gt;=40; IF([.C157]&gt;=50; [.D157]+[.E157]*1.5-50; &quot;&quot;); IF(AND([.B157]&gt;=32; [.B157]&lt;=39; [.C157]&gt;=40); [.D157]+[.E157]*1.5-40; IF([.B15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8]&gt;=40; IF([.C158]&gt;=50; [.D158]+[.E158]*1.5-50; &quot;&quot;); IF(AND([.B158]&gt;=32; [.B158]&lt;=39; [.C158]&gt;=40); [.D158]+[.E158]*1.5-40; IF([.B15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9]&gt;=40; IF([.C159]&gt;=50; [.D159]+[.E159]*1.5-50; &quot;&quot;); IF(AND([.B159]&gt;=32; [.B159]&lt;=39; [.C159]&gt;=40); [.D159]+[.E159]*1.5-40; IF([.B15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0]&gt;=40; IF([.C160]&gt;=50; [.D160]+[.E160]*1.5-50; &quot;&quot;); IF(AND([.B160]&gt;=32; [.B160]&lt;=39; [.C160]&gt;=40); [.D160]+[.E160]*1.5-40; IF([.B16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1]&gt;=40; IF([.C161]&gt;=50; [.D161]+[.E161]*1.5-50; &quot;&quot;); IF(AND([.B161]&gt;=32; [.B161]&lt;=39; [.C161]&gt;=40); [.D161]+[.E161]*1.5-40; IF([.B16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2]&gt;=40; IF([.C162]&gt;=50; [.D162]+[.E162]*1.5-50; &quot;&quot;); IF(AND([.B162]&gt;=32; [.B162]&lt;=39; [.C162]&gt;=40); [.D162]+[.E162]*1.5-40; IF([.B16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3]&gt;=40; IF([.C163]&gt;=50; [.D163]+[.E163]*1.5-50; &quot;&quot;); IF(AND([.B163]&gt;=32; [.B163]&lt;=39; [.C163]&gt;=40); [.D163]+[.E163]*1.5-40; IF([.B16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4]&gt;=40; IF([.C164]&gt;=50; [.D164]+[.E164]*1.5-50; &quot;&quot;); IF(AND([.B164]&gt;=32; [.B164]&lt;=39; [.C164]&gt;=40); [.D164]+[.E164]*1.5-40; IF([.B16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5]&gt;=40; IF([.C165]&gt;=50; [.D165]+[.E165]*1.5-50; &quot;&quot;); IF(AND([.B165]&gt;=32; [.B165]&lt;=39; [.C165]&gt;=40); [.D165]+[.E165]*1.5-40; IF([.B16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6]&gt;=40; IF([.C166]&gt;=50; [.D166]+[.E166]*1.5-50; &quot;&quot;); IF(AND([.B166]&gt;=32; [.B166]&lt;=39; [.C166]&gt;=40); [.D166]+[.E166]*1.5-40; IF([.B16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7]&gt;=40; IF([.C167]&gt;=50; [.D167]+[.E167]*1.5-50; &quot;&quot;); IF(AND([.B167]&gt;=32; [.B167]&lt;=39; [.C167]&gt;=40); [.D167]+[.E167]*1.5-40; IF([.B16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8]&gt;=40; IF([.C168]&gt;=50; [.D168]+[.E168]*1.5-50; &quot;&quot;); IF(AND([.B168]&gt;=32; [.B168]&lt;=39; [.C168]&gt;=40); [.D168]+[.E168]*1.5-40; IF([.B16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9]&gt;=40; IF([.C169]&gt;=50; [.D169]+[.E169]*1.5-50; &quot;&quot;); IF(AND([.B169]&gt;=32; [.B169]&lt;=39; [.C169]&gt;=40); [.D169]+[.E169]*1.5-40; IF([.B16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0]&gt;=40; IF([.C170]&gt;=50; [.D170]+[.E170]*1.5-50; &quot;&quot;); IF(AND([.B170]&gt;=32; [.B170]&lt;=39; [.C170]&gt;=40); [.D170]+[.E170]*1.5-40; IF([.B17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1]&gt;=40; IF([.C171]&gt;=50; [.D171]+[.E171]*1.5-50; &quot;&quot;); IF(AND([.B171]&gt;=32; [.B171]&lt;=39; [.C171]&gt;=40); [.D171]+[.E171]*1.5-40; IF([.B17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2]&gt;=40; IF([.C172]&gt;=50; [.D172]+[.E172]*1.5-50; &quot;&quot;); IF(AND([.B172]&gt;=32; [.B172]&lt;=39; [.C172]&gt;=40); [.D172]+[.E172]*1.5-40; IF([.B17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3]&gt;=40; IF([.C173]&gt;=50; [.D173]+[.E173]*1.5-50; &quot;&quot;); IF(AND([.B173]&gt;=32; [.B173]&lt;=39; [.C173]&gt;=40); [.D173]+[.E173]*1.5-40; IF([.B17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4]&gt;=40; IF([.C174]&gt;=50; [.D174]+[.E174]*1.5-50; &quot;&quot;); IF(AND([.B174]&gt;=32; [.B174]&lt;=39; [.C174]&gt;=40); [.D174]+[.E174]*1.5-40; IF([.B17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5]&gt;=40; IF([.C175]&gt;=50; [.D175]+[.E175]*1.5-50; &quot;&quot;); IF(AND([.B175]&gt;=32; [.B175]&lt;=39; [.C175]&gt;=40); [.D175]+[.E175]*1.5-40; IF([.B17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6]&gt;=40; IF([.C176]&gt;=50; [.D176]+[.E176]*1.5-50; &quot;&quot;); IF(AND([.B176]&gt;=32; [.B176]&lt;=39; [.C176]&gt;=40); [.D176]+[.E176]*1.5-40; IF([.B17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7]&gt;=40; IF([.C177]&gt;=50; [.D177]+[.E177]*1.5-50; &quot;&quot;); IF(AND([.B177]&gt;=32; [.B177]&lt;=39; [.C177]&gt;=40); [.D177]+[.E177]*1.5-40; IF([.B17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8]&gt;=40; IF([.C178]&gt;=50; [.D178]+[.E178]*1.5-50; &quot;&quot;); IF(AND([.B178]&gt;=32; [.B178]&lt;=39; [.C178]&gt;=40); [.D178]+[.E178]*1.5-40; IF([.B17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9]&gt;=40; IF([.C179]&gt;=50; [.D179]+[.E179]*1.5-50; &quot;&quot;); IF(AND([.B179]&gt;=32; [.B179]&lt;=39; [.C179]&gt;=40); [.D179]+[.E179]*1.5-40; IF([.B17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0]&gt;=40; IF([.C180]&gt;=50; [.D180]+[.E180]*1.5-50; &quot;&quot;); IF(AND([.B180]&gt;=32; [.B180]&lt;=39; [.C180]&gt;=40); [.D180]+[.E180]*1.5-40; IF([.B18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1]&gt;=40; IF([.C181]&gt;=50; [.D181]+[.E181]*1.5-50; &quot;&quot;); IF(AND([.B181]&gt;=32; [.B181]&lt;=39; [.C181]&gt;=40); [.D181]+[.E181]*1.5-40; IF([.B18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2]&gt;=40; IF([.C182]&gt;=50; [.D182]+[.E182]*1.5-50; &quot;&quot;); IF(AND([.B182]&gt;=32; [.B182]&lt;=39; [.C182]&gt;=40); [.D182]+[.E182]*1.5-40; IF([.B18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3]&gt;=40; IF([.C183]&gt;=50; [.D183]+[.E183]*1.5-50; &quot;&quot;); IF(AND([.B183]&gt;=32; [.B183]&lt;=39; [.C183]&gt;=40); [.D183]+[.E183]*1.5-40; IF([.B18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4]&gt;=40; IF([.C184]&gt;=50; [.D184]+[.E184]*1.5-50; &quot;&quot;); IF(AND([.B184]&gt;=32; [.B184]&lt;=39; [.C184]&gt;=40); [.D184]+[.E184]*1.5-40; IF([.B18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5]&gt;=40; IF([.C185]&gt;=50; [.D185]+[.E185]*1.5-50; &quot;&quot;); IF(AND([.B185]&gt;=32; [.B185]&lt;=39; [.C185]&gt;=40); [.D185]+[.E185]*1.5-40; IF([.B18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6]&gt;=40; IF([.C186]&gt;=50; [.D186]+[.E186]*1.5-50; &quot;&quot;); IF(AND([.B186]&gt;=32; [.B186]&lt;=39; [.C186]&gt;=40); [.D186]+[.E186]*1.5-40; IF([.B18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7]&gt;=40; IF([.C187]&gt;=50; [.D187]+[.E187]*1.5-50; &quot;&quot;); IF(AND([.B187]&gt;=32; [.B187]&lt;=39; [.C187]&gt;=40); [.D187]+[.E187]*1.5-40; IF([.B18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8]&gt;=40; IF([.C188]&gt;=50; [.D188]+[.E188]*1.5-50; &quot;&quot;); IF(AND([.B188]&gt;=32; [.B188]&lt;=39; [.C188]&gt;=40); [.D188]+[.E188]*1.5-40; IF([.B18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9]&gt;=40; IF([.C189]&gt;=50; [.D189]+[.E189]*1.5-50; &quot;&quot;); IF(AND([.B189]&gt;=32; [.B189]&lt;=39; [.C189]&gt;=40); [.D189]+[.E189]*1.5-40; IF([.B18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0]&gt;=40; IF([.C190]&gt;=50; [.D190]+[.E190]*1.5-50; &quot;&quot;); IF(AND([.B190]&gt;=32; [.B190]&lt;=39; [.C190]&gt;=40); [.D190]+[.E190]*1.5-40; IF([.B19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1]&gt;=40; IF([.C191]&gt;=50; [.D191]+[.E191]*1.5-50; &quot;&quot;); IF(AND([.B191]&gt;=32; [.B191]&lt;=39; [.C191]&gt;=40); [.D191]+[.E191]*1.5-40; IF([.B19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2]&gt;=40; IF([.C192]&gt;=50; [.D192]+[.E192]*1.5-50; &quot;&quot;); IF(AND([.B192]&gt;=32; [.B192]&lt;=39; [.C192]&gt;=40); [.D192]+[.E192]*1.5-40; IF([.B19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3]&gt;=40; IF([.C193]&gt;=50; [.D193]+[.E193]*1.5-50; &quot;&quot;); IF(AND([.B193]&gt;=32; [.B193]&lt;=39; [.C193]&gt;=40); [.D193]+[.E193]*1.5-40; IF([.B19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4]&gt;=40; IF([.C194]&gt;=50; [.D194]+[.E194]*1.5-50; &quot;&quot;); IF(AND([.B194]&gt;=32; [.B194]&lt;=39; [.C194]&gt;=40); [.D194]+[.E194]*1.5-40; IF([.B19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5]&gt;=40; IF([.C195]&gt;=50; [.D195]+[.E195]*1.5-50; &quot;&quot;); IF(AND([.B195]&gt;=32; [.B195]&lt;=39; [.C195]&gt;=40); [.D195]+[.E195]*1.5-40; IF([.B19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6]&gt;=40; IF([.C196]&gt;=50; [.D196]+[.E196]*1.5-50; &quot;&quot;); IF(AND([.B196]&gt;=32; [.B196]&lt;=39; [.C196]&gt;=40); [.D196]+[.E196]*1.5-40; IF([.B19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7]&gt;=40; IF([.C197]&gt;=50; [.D197]+[.E197]*1.5-50; &quot;&quot;); IF(AND([.B197]&gt;=32; [.B197]&lt;=39; [.C197]&gt;=40); [.D197]+[.E197]*1.5-40; IF([.B19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8]&gt;=40; IF([.C198]&gt;=50; [.D198]+[.E198]*1.5-50; &quot;&quot;); IF(AND([.B198]&gt;=32; [.B198]&lt;=39; [.C198]&gt;=40); [.D198]+[.E198]*1.5-40; IF([.B19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9]&gt;=40; IF([.C199]&gt;=50; [.D199]+[.E199]*1.5-50; &quot;&quot;); IF(AND([.B199]&gt;=32; [.B199]&lt;=39; [.C199]&gt;=40); [.D199]+[.E199]*1.5-40; IF([.B19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0]&gt;=40; IF([.C200]&gt;=50; [.D200]+[.E200]*1.5-50; &quot;&quot;); IF(AND([.B200]&gt;=32; [.B200]&lt;=39; [.C200]&gt;=40); [.D200]+[.E200]*1.5-40; IF([.B20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1]&gt;=40; IF([.C201]&gt;=50; [.D201]+[.E201]*1.5-50; &quot;&quot;); IF(AND([.B201]&gt;=32; [.B201]&lt;=39; [.C201]&gt;=40); [.D201]+[.E201]*1.5-40; IF([.B20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2]&gt;=40; IF([.C202]&gt;=50; [.D202]+[.E202]*1.5-50; &quot;&quot;); IF(AND([.B202]&gt;=32; [.B202]&lt;=39; [.C202]&gt;=40); [.D202]+[.E202]*1.5-40; IF([.B20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3]&gt;=40; IF([.C203]&gt;=50; [.D203]+[.E203]*1.5-50; &quot;&quot;); IF(AND([.B203]&gt;=32; [.B203]&lt;=39; [.C203]&gt;=40); [.D203]+[.E203]*1.5-40; IF([.B20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4]&gt;=40; IF([.C204]&gt;=50; [.D204]+[.E204]*1.5-50; &quot;&quot;); IF(AND([.B204]&gt;=32; [.B204]&lt;=39; [.C204]&gt;=40); [.D204]+[.E204]*1.5-40; IF([.B20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5]&gt;=40; IF([.C205]&gt;=50; [.D205]+[.E205]*1.5-50; &quot;&quot;); IF(AND([.B205]&gt;=32; [.B205]&lt;=39; [.C205]&gt;=40); [.D205]+[.E205]*1.5-40; IF([.B20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6]&gt;=40; IF([.C206]&gt;=50; [.D206]+[.E206]*1.5-50; &quot;&quot;); IF(AND([.B206]&gt;=32; [.B206]&lt;=39; [.C206]&gt;=40); [.D206]+[.E206]*1.5-40; IF([.B20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7]&gt;=40; IF([.C207]&gt;=50; [.D207]+[.E207]*1.5-50; &quot;&quot;); IF(AND([.B207]&gt;=32; [.B207]&lt;=39; [.C207]&gt;=40); [.D207]+[.E207]*1.5-40; IF([.B20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8]&gt;=40; IF([.C208]&gt;=50; [.D208]+[.E208]*1.5-50; &quot;&quot;); IF(AND([.B208]&gt;=32; [.B208]&lt;=39; [.C208]&gt;=40); [.D208]+[.E208]*1.5-40; IF([.B20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9]&gt;=40; IF([.C209]&gt;=50; [.D209]+[.E209]*1.5-50; &quot;&quot;); IF(AND([.B209]&gt;=32; [.B209]&lt;=39; [.C209]&gt;=40); [.D209]+[.E209]*1.5-40; IF([.B20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0]&gt;=40; IF([.C210]&gt;=50; [.D210]+[.E210]*1.5-50; &quot;&quot;); IF(AND([.B210]&gt;=32; [.B210]&lt;=39; [.C210]&gt;=40); [.D210]+[.E210]*1.5-40; IF([.B2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1]&gt;=40; IF([.C211]&gt;=50; [.D211]+[.E211]*1.5-50; &quot;&quot;); IF(AND([.B211]&gt;=32; [.B211]&lt;=39; [.C211]&gt;=40); [.D211]+[.E211]*1.5-40; IF([.B2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2]&gt;=40; IF([.C212]&gt;=50; [.D212]+[.E212]*1.5-50; &quot;&quot;); IF(AND([.B212]&gt;=32; [.B212]&lt;=39; [.C212]&gt;=40); [.D212]+[.E212]*1.5-40; IF([.B2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3]&gt;=40; IF([.C213]&gt;=50; [.D213]+[.E213]*1.5-50; &quot;&quot;); IF(AND([.B213]&gt;=32; [.B213]&lt;=39; [.C213]&gt;=40); [.D213]+[.E213]*1.5-40; IF([.B2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4]&gt;=40; IF([.C214]&gt;=50; [.D214]+[.E214]*1.5-50; &quot;&quot;); IF(AND([.B214]&gt;=32; [.B214]&lt;=39; [.C214]&gt;=40); [.D214]+[.E214]*1.5-40; IF([.B2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5]&gt;=40; IF([.C215]&gt;=50; [.D215]+[.E215]*1.5-50; &quot;&quot;); IF(AND([.B215]&gt;=32; [.B215]&lt;=39; [.C215]&gt;=40); [.D215]+[.E215]*1.5-40; IF([.B2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6]&gt;=40; IF([.C216]&gt;=50; [.D216]+[.E216]*1.5-50; &quot;&quot;); IF(AND([.B216]&gt;=32; [.B216]&lt;=39; [.C216]&gt;=40); [.D216]+[.E216]*1.5-40; IF([.B21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7]&gt;=40; IF([.C217]&gt;=50; [.D217]+[.E217]*1.5-50; &quot;&quot;); IF(AND([.B217]&gt;=32; [.B217]&lt;=39; [.C217]&gt;=40); [.D217]+[.E217]*1.5-40; IF([.B21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8]&gt;=40; IF([.C218]&gt;=50; [.D218]+[.E218]*1.5-50; &quot;&quot;); IF(AND([.B218]&gt;=32; [.B218]&lt;=39; [.C218]&gt;=40); [.D218]+[.E218]*1.5-40; IF([.B21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9]&gt;=40; IF([.C219]&gt;=50; [.D219]+[.E219]*1.5-50; &quot;&quot;); IF(AND([.B219]&gt;=32; [.B219]&lt;=39; [.C219]&gt;=40); [.D219]+[.E219]*1.5-40; IF([.B21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0]&gt;=40; IF([.C220]&gt;=50; [.D220]+[.E220]*1.5-50; &quot;&quot;); IF(AND([.B220]&gt;=32; [.B220]&lt;=39; [.C220]&gt;=40); [.D220]+[.E220]*1.5-40; IF([.B22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1]&gt;=40; IF([.C221]&gt;=50; [.D221]+[.E221]*1.5-50; &quot;&quot;); IF(AND([.B221]&gt;=32; [.B221]&lt;=39; [.C221]&gt;=40); [.D221]+[.E221]*1.5-40; IF([.B22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2]&gt;=40; IF([.C222]&gt;=50; [.D222]+[.E222]*1.5-50; &quot;&quot;); IF(AND([.B222]&gt;=32; [.B222]&lt;=39; [.C222]&gt;=40); [.D222]+[.E222]*1.5-40; IF([.B22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3]&gt;=40; IF([.C223]&gt;=50; [.D223]+[.E223]*1.5-50; &quot;&quot;); IF(AND([.B223]&gt;=32; [.B223]&lt;=39; [.C223]&gt;=40); [.D223]+[.E223]*1.5-40; IF([.B22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4]&gt;=40; IF([.C224]&gt;=50; [.D224]+[.E224]*1.5-50; &quot;&quot;); IF(AND([.B224]&gt;=32; [.B224]&lt;=39; [.C224]&gt;=40); [.D224]+[.E224]*1.5-40; IF([.B22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5]&gt;=40; IF([.C225]&gt;=50; [.D225]+[.E225]*1.5-50; &quot;&quot;); IF(AND([.B225]&gt;=32; [.B225]&lt;=39; [.C225]&gt;=40); [.D225]+[.E225]*1.5-40; IF([.B22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6]&gt;=40; IF([.C226]&gt;=50; [.D226]+[.E226]*1.5-50; &quot;&quot;); IF(AND([.B226]&gt;=32; [.B226]&lt;=39; [.C226]&gt;=40); [.D226]+[.E226]*1.5-40; IF([.B22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7]&gt;=40; IF([.C227]&gt;=50; [.D227]+[.E227]*1.5-50; &quot;&quot;); IF(AND([.B227]&gt;=32; [.B227]&lt;=39; [.C227]&gt;=40); [.D227]+[.E227]*1.5-40; IF([.B22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8]&gt;=40; IF([.C228]&gt;=50; [.D228]+[.E228]*1.5-50; &quot;&quot;); IF(AND([.B228]&gt;=32; [.B228]&lt;=39; [.C228]&gt;=40); [.D228]+[.E228]*1.5-40; IF([.B22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9]&gt;=40; IF([.C229]&gt;=50; [.D229]+[.E229]*1.5-50; &quot;&quot;); IF(AND([.B229]&gt;=32; [.B229]&lt;=39; [.C229]&gt;=40); [.D229]+[.E229]*1.5-40; IF([.B22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0]&gt;=40; IF([.C230]&gt;=50; [.D230]+[.E230]*1.5-50; &quot;&quot;); IF(AND([.B230]&gt;=32; [.B230]&lt;=39; [.C230]&gt;=40); [.D230]+[.E230]*1.5-40; IF([.B23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1]&gt;=40; IF([.C231]&gt;=50; [.D231]+[.E231]*1.5-50; &quot;&quot;); IF(AND([.B231]&gt;=32; [.B231]&lt;=39; [.C231]&gt;=40); [.D231]+[.E231]*1.5-40; IF([.B23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2]&gt;=40; IF([.C232]&gt;=50; [.D232]+[.E232]*1.5-50; &quot;&quot;); IF(AND([.B232]&gt;=32; [.B232]&lt;=39; [.C232]&gt;=40); [.D232]+[.E232]*1.5-40; IF([.B23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3]&gt;=40; IF([.C233]&gt;=50; [.D233]+[.E233]*1.5-50; &quot;&quot;); IF(AND([.B233]&gt;=32; [.B233]&lt;=39; [.C233]&gt;=40); [.D233]+[.E233]*1.5-40; IF([.B23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4]&gt;=40; IF([.C234]&gt;=50; [.D234]+[.E234]*1.5-50; &quot;&quot;); IF(AND([.B234]&gt;=32; [.B234]&lt;=39; [.C234]&gt;=40); [.D234]+[.E234]*1.5-40; IF([.B23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5]&gt;=40; IF([.C235]&gt;=50; [.D235]+[.E235]*1.5-50; &quot;&quot;); IF(AND([.B235]&gt;=32; [.B235]&lt;=39; [.C235]&gt;=40); [.D235]+[.E235]*1.5-40; IF([.B23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6]&gt;=40; IF([.C236]&gt;=50; [.D236]+[.E236]*1.5-50; &quot;&quot;); IF(AND([.B236]&gt;=32; [.B236]&lt;=39; [.C236]&gt;=40); [.D236]+[.E236]*1.5-40; IF([.B23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7]&gt;=40; IF([.C237]&gt;=50; [.D237]+[.E237]*1.5-50; &quot;&quot;); IF(AND([.B237]&gt;=32; [.B237]&lt;=39; [.C237]&gt;=40); [.D237]+[.E237]*1.5-40; IF([.B23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8]&gt;=40; IF([.C238]&gt;=50; [.D238]+[.E238]*1.5-50; &quot;&quot;); IF(AND([.B238]&gt;=32; [.B238]&lt;=39; [.C238]&gt;=40); [.D238]+[.E238]*1.5-40; IF([.B23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9]&gt;=40; IF([.C239]&gt;=50; [.D239]+[.E239]*1.5-50; &quot;&quot;); IF(AND([.B239]&gt;=32; [.B239]&lt;=39; [.C239]&gt;=40); [.D239]+[.E239]*1.5-40; IF([.B23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0]&gt;=40; IF([.C240]&gt;=50; [.D240]+[.E240]*1.5-50; &quot;&quot;); IF(AND([.B240]&gt;=32; [.B240]&lt;=39; [.C240]&gt;=40); [.D240]+[.E240]*1.5-40; IF([.B24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1]&gt;=40; IF([.C241]&gt;=50; [.D241]+[.E241]*1.5-50; &quot;&quot;); IF(AND([.B241]&gt;=32; [.B241]&lt;=39; [.C241]&gt;=40); [.D241]+[.E241]*1.5-40; IF([.B24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2]&gt;=40; IF([.C242]&gt;=50; [.D242]+[.E242]*1.5-50; &quot;&quot;); IF(AND([.B242]&gt;=32; [.B242]&lt;=39; [.C242]&gt;=40); [.D242]+[.E242]*1.5-40; IF([.B24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3]&gt;=40; IF([.C243]&gt;=50; [.D243]+[.E243]*1.5-50; &quot;&quot;); IF(AND([.B243]&gt;=32; [.B243]&lt;=39; [.C243]&gt;=40); [.D243]+[.E243]*1.5-40; IF([.B24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4]&gt;=40; IF([.C244]&gt;=50; [.D244]+[.E244]*1.5-50; &quot;&quot;); IF(AND([.B244]&gt;=32; [.B244]&lt;=39; [.C244]&gt;=40); [.D244]+[.E244]*1.5-40; IF([.B24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5]&gt;=40; IF([.C245]&gt;=50; [.D245]+[.E245]*1.5-50; &quot;&quot;); IF(AND([.B245]&gt;=32; [.B245]&lt;=39; [.C245]&gt;=40); [.D245]+[.E245]*1.5-40; IF([.B24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6]&gt;=40; IF([.C246]&gt;=50; [.D246]+[.E246]*1.5-50; &quot;&quot;); IF(AND([.B246]&gt;=32; [.B246]&lt;=39; [.C246]&gt;=40); [.D246]+[.E246]*1.5-40; IF([.B24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7]&gt;=40; IF([.C247]&gt;=50; [.D247]+[.E247]*1.5-50; &quot;&quot;); IF(AND([.B247]&gt;=32; [.B247]&lt;=39; [.C247]&gt;=40); [.D247]+[.E247]*1.5-40; IF([.B24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8]&gt;=40; IF([.C248]&gt;=50; [.D248]+[.E248]*1.5-50; &quot;&quot;); IF(AND([.B248]&gt;=32; [.B248]&lt;=39; [.C248]&gt;=40); [.D248]+[.E248]*1.5-40; IF([.B24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9]&gt;=40; IF([.C249]&gt;=50; [.D249]+[.E249]*1.5-50; &quot;&quot;); IF(AND([.B249]&gt;=32; [.B249]&lt;=39; [.C249]&gt;=40); [.D249]+[.E249]*1.5-40; IF([.B24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0]&gt;=40; IF([.C250]&gt;=50; [.D250]+[.E250]*1.5-50; &quot;&quot;); IF(AND([.B250]&gt;=32; [.B250]&lt;=39; [.C250]&gt;=40); [.D250]+[.E250]*1.5-40; IF([.B25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1]&gt;=40; IF([.C251]&gt;=50; [.D251]+[.E251]*1.5-50; &quot;&quot;); IF(AND([.B251]&gt;=32; [.B251]&lt;=39; [.C251]&gt;=40); [.D251]+[.E251]*1.5-40; IF([.B25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2]&gt;=40; IF([.C252]&gt;=50; [.D252]+[.E252]*1.5-50; &quot;&quot;); IF(AND([.B252]&gt;=32; [.B252]&lt;=39; [.C252]&gt;=40); [.D252]+[.E252]*1.5-40; IF([.B25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3]&gt;=40; IF([.C253]&gt;=50; [.D253]+[.E253]*1.5-50; &quot;&quot;); IF(AND([.B253]&gt;=32; [.B253]&lt;=39; [.C253]&gt;=40); [.D253]+[.E253]*1.5-40; IF([.B25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4]&gt;=40; IF([.C254]&gt;=50; [.D254]+[.E254]*1.5-50; &quot;&quot;); IF(AND([.B254]&gt;=32; [.B254]&lt;=39; [.C254]&gt;=40); [.D254]+[.E254]*1.5-40; IF([.B25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5]&gt;=40; IF([.C255]&gt;=50; [.D255]+[.E255]*1.5-50; &quot;&quot;); IF(AND([.B255]&gt;=32; [.B255]&lt;=39; [.C255]&gt;=40); [.D255]+[.E255]*1.5-40; IF([.B25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6]&gt;=40; IF([.C256]&gt;=50; [.D256]+[.E256]*1.5-50; &quot;&quot;); IF(AND([.B256]&gt;=32; [.B256]&lt;=39; [.C256]&gt;=40); [.D256]+[.E256]*1.5-40; IF([.B25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7]&gt;=40; IF([.C257]&gt;=50; [.D257]+[.E257]*1.5-50; &quot;&quot;); IF(AND([.B257]&gt;=32; [.B257]&lt;=39; [.C257]&gt;=40); [.D257]+[.E257]*1.5-40; IF([.B25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8]&gt;=40; IF([.C258]&gt;=50; [.D258]+[.E258]*1.5-50; &quot;&quot;); IF(AND([.B258]&gt;=32; [.B258]&lt;=39; [.C258]&gt;=40); [.D258]+[.E258]*1.5-40; IF([.B25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9]&gt;=40; IF([.C259]&gt;=50; [.D259]+[.E259]*1.5-50; &quot;&quot;); IF(AND([.B259]&gt;=32; [.B259]&lt;=39; [.C259]&gt;=40); [.D259]+[.E259]*1.5-40; IF([.B25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0]&gt;=40; IF([.C260]&gt;=50; [.D260]+[.E260]*1.5-50; &quot;&quot;); IF(AND([.B260]&gt;=32; [.B260]&lt;=39; [.C260]&gt;=40); [.D260]+[.E260]*1.5-40; IF([.B26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1]&gt;=40; IF([.C261]&gt;=50; [.D261]+[.E261]*1.5-50; &quot;&quot;); IF(AND([.B261]&gt;=32; [.B261]&lt;=39; [.C261]&gt;=40); [.D261]+[.E261]*1.5-40; IF([.B26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2]&gt;=40; IF([.C262]&gt;=50; [.D262]+[.E262]*1.5-50; &quot;&quot;); IF(AND([.B262]&gt;=32; [.B262]&lt;=39; [.C262]&gt;=40); [.D262]+[.E262]*1.5-40; IF([.B26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3]&gt;=40; IF([.C263]&gt;=50; [.D263]+[.E263]*1.5-50; &quot;&quot;); IF(AND([.B263]&gt;=32; [.B263]&lt;=39; [.C263]&gt;=40); [.D263]+[.E263]*1.5-40; IF([.B26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4]&gt;=40; IF([.C264]&gt;=50; [.D264]+[.E264]*1.5-50; &quot;&quot;); IF(AND([.B264]&gt;=32; [.B264]&lt;=39; [.C264]&gt;=40); [.D264]+[.E264]*1.5-40; IF([.B26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5]&gt;=40; IF([.C265]&gt;=50; [.D265]+[.E265]*1.5-50; &quot;&quot;); IF(AND([.B265]&gt;=32; [.B265]&lt;=39; [.C265]&gt;=40); [.D265]+[.E265]*1.5-40; IF([.B26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6]&gt;=40; IF([.C266]&gt;=50; [.D266]+[.E266]*1.5-50; &quot;&quot;); IF(AND([.B266]&gt;=32; [.B266]&lt;=39; [.C266]&gt;=40); [.D266]+[.E266]*1.5-40; IF([.B26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7]&gt;=40; IF([.C267]&gt;=50; [.D267]+[.E267]*1.5-50; &quot;&quot;); IF(AND([.B267]&gt;=32; [.B267]&lt;=39; [.C267]&gt;=40); [.D267]+[.E267]*1.5-40; IF([.B26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8]&gt;=40; IF([.C268]&gt;=50; [.D268]+[.E268]*1.5-50; &quot;&quot;); IF(AND([.B268]&gt;=32; [.B268]&lt;=39; [.C268]&gt;=40); [.D268]+[.E268]*1.5-40; IF([.B26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9]&gt;=40; IF([.C269]&gt;=50; [.D269]+[.E269]*1.5-50; &quot;&quot;); IF(AND([.B269]&gt;=32; [.B269]&lt;=39; [.C269]&gt;=40); [.D269]+[.E269]*1.5-40; IF([.B26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0]&gt;=40; IF([.C270]&gt;=50; [.D270]+[.E270]*1.5-50; &quot;&quot;); IF(AND([.B270]&gt;=32; [.B270]&lt;=39; [.C270]&gt;=40); [.D270]+[.E270]*1.5-40; IF([.B27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1]&gt;=40; IF([.C271]&gt;=50; [.D271]+[.E271]*1.5-50; &quot;&quot;); IF(AND([.B271]&gt;=32; [.B271]&lt;=39; [.C271]&gt;=40); [.D271]+[.E271]*1.5-40; IF([.B27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2]&gt;=40; IF([.C272]&gt;=50; [.D272]+[.E272]*1.5-50; &quot;&quot;); IF(AND([.B272]&gt;=32; [.B272]&lt;=39; [.C272]&gt;=40); [.D272]+[.E272]*1.5-40; IF([.B27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3]&gt;=40; IF([.C273]&gt;=50; [.D273]+[.E273]*1.5-50; &quot;&quot;); IF(AND([.B273]&gt;=32; [.B273]&lt;=39; [.C273]&gt;=40); [.D273]+[.E273]*1.5-40; IF([.B27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4]&gt;=40; IF([.C274]&gt;=50; [.D274]+[.E274]*1.5-50; &quot;&quot;); IF(AND([.B274]&gt;=32; [.B274]&lt;=39; [.C274]&gt;=40); [.D274]+[.E274]*1.5-40; IF([.B27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5]&gt;=40; IF([.C275]&gt;=50; [.D275]+[.E275]*1.5-50; &quot;&quot;); IF(AND([.B275]&gt;=32; [.B275]&lt;=39; [.C275]&gt;=40); [.D275]+[.E275]*1.5-40; IF([.B27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6]&gt;=40; IF([.C276]&gt;=50; [.D276]+[.E276]*1.5-50; &quot;&quot;); IF(AND([.B276]&gt;=32; [.B276]&lt;=39; [.C276]&gt;=40); [.D276]+[.E276]*1.5-40; IF([.B27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7]&gt;=40; IF([.C277]&gt;=50; [.D277]+[.E277]*1.5-50; &quot;&quot;); IF(AND([.B277]&gt;=32; [.B277]&lt;=39; [.C277]&gt;=40); [.D277]+[.E277]*1.5-40; IF([.B27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8]&gt;=40; IF([.C278]&gt;=50; [.D278]+[.E278]*1.5-50; &quot;&quot;); IF(AND([.B278]&gt;=32; [.B278]&lt;=39; [.C278]&gt;=40); [.D278]+[.E278]*1.5-40; IF([.B27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9]&gt;=40; IF([.C279]&gt;=50; [.D279]+[.E279]*1.5-50; &quot;&quot;); IF(AND([.B279]&gt;=32; [.B279]&lt;=39; [.C279]&gt;=40); [.D279]+[.E279]*1.5-40; IF([.B27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0]&gt;=40; IF([.C280]&gt;=50; [.D280]+[.E280]*1.5-50; &quot;&quot;); IF(AND([.B280]&gt;=32; [.B280]&lt;=39; [.C280]&gt;=40); [.D280]+[.E280]*1.5-40; IF([.B28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1]&gt;=40; IF([.C281]&gt;=50; [.D281]+[.E281]*1.5-50; &quot;&quot;); IF(AND([.B281]&gt;=32; [.B281]&lt;=39; [.C281]&gt;=40); [.D281]+[.E281]*1.5-40; IF([.B28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2]&gt;=40; IF([.C282]&gt;=50; [.D282]+[.E282]*1.5-50; &quot;&quot;); IF(AND([.B282]&gt;=32; [.B282]&lt;=39; [.C282]&gt;=40); [.D282]+[.E282]*1.5-40; IF([.B28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3]&gt;=40; IF([.C283]&gt;=50; [.D283]+[.E283]*1.5-50; &quot;&quot;); IF(AND([.B283]&gt;=32; [.B283]&lt;=39; [.C283]&gt;=40); [.D283]+[.E283]*1.5-40; IF([.B28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4]&gt;=40; IF([.C284]&gt;=50; [.D284]+[.E284]*1.5-50; &quot;&quot;); IF(AND([.B284]&gt;=32; [.B284]&lt;=39; [.C284]&gt;=40); [.D284]+[.E284]*1.5-40; IF([.B28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5]&gt;=40; IF([.C285]&gt;=50; [.D285]+[.E285]*1.5-50; &quot;&quot;); IF(AND([.B285]&gt;=32; [.B285]&lt;=39; [.C285]&gt;=40); [.D285]+[.E285]*1.5-40; IF([.B28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6]&gt;=40; IF([.C286]&gt;=50; [.D286]+[.E286]*1.5-50; &quot;&quot;); IF(AND([.B286]&gt;=32; [.B286]&lt;=39; [.C286]&gt;=40); [.D286]+[.E286]*1.5-40; IF([.B28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7]&gt;=40; IF([.C287]&gt;=50; [.D287]+[.E287]*1.5-50; &quot;&quot;); IF(AND([.B287]&gt;=32; [.B287]&lt;=39; [.C287]&gt;=40); [.D287]+[.E287]*1.5-40; IF([.B28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8]&gt;=40; IF([.C288]&gt;=50; [.D288]+[.E288]*1.5-50; &quot;&quot;); IF(AND([.B288]&gt;=32; [.B288]&lt;=39; [.C288]&gt;=40); [.D288]+[.E288]*1.5-40; IF([.B28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9]&gt;=40; IF([.C289]&gt;=50; [.D289]+[.E289]*1.5-50; &quot;&quot;); IF(AND([.B289]&gt;=32; [.B289]&lt;=39; [.C289]&gt;=40); [.D289]+[.E289]*1.5-40; IF([.B28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0]&gt;=40; IF([.C290]&gt;=50; [.D290]+[.E290]*1.5-50; &quot;&quot;); IF(AND([.B290]&gt;=32; [.B290]&lt;=39; [.C290]&gt;=40); [.D290]+[.E290]*1.5-40; IF([.B29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1]&gt;=40; IF([.C291]&gt;=50; [.D291]+[.E291]*1.5-50; &quot;&quot;); IF(AND([.B291]&gt;=32; [.B291]&lt;=39; [.C291]&gt;=40); [.D291]+[.E291]*1.5-40; IF([.B29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2]&gt;=40; IF([.C292]&gt;=50; [.D292]+[.E292]*1.5-50; &quot;&quot;); IF(AND([.B292]&gt;=32; [.B292]&lt;=39; [.C292]&gt;=40); [.D292]+[.E292]*1.5-40; IF([.B29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3]&gt;=40; IF([.C293]&gt;=50; [.D293]+[.E293]*1.5-50; &quot;&quot;); IF(AND([.B293]&gt;=32; [.B293]&lt;=39; [.C293]&gt;=40); [.D293]+[.E293]*1.5-40; IF([.B29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4]&gt;=40; IF([.C294]&gt;=50; [.D294]+[.E294]*1.5-50; &quot;&quot;); IF(AND([.B294]&gt;=32; [.B294]&lt;=39; [.C294]&gt;=40); [.D294]+[.E294]*1.5-40; IF([.B29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5]&gt;=40; IF([.C295]&gt;=50; [.D295]+[.E295]*1.5-50; &quot;&quot;); IF(AND([.B295]&gt;=32; [.B295]&lt;=39; [.C295]&gt;=40); [.D295]+[.E295]*1.5-40; IF([.B29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6]&gt;=40; IF([.C296]&gt;=50; [.D296]+[.E296]*1.5-50; &quot;&quot;); IF(AND([.B296]&gt;=32; [.B296]&lt;=39; [.C296]&gt;=40); [.D296]+[.E296]*1.5-40; IF([.B29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7]&gt;=40; IF([.C297]&gt;=50; [.D297]+[.E297]*1.5-50; &quot;&quot;); IF(AND([.B297]&gt;=32; [.B297]&lt;=39; [.C297]&gt;=40); [.D297]+[.E297]*1.5-40; IF([.B29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8]&gt;=40; IF([.C298]&gt;=50; [.D298]+[.E298]*1.5-50; &quot;&quot;); IF(AND([.B298]&gt;=32; [.B298]&lt;=39; [.C298]&gt;=40); [.D298]+[.E298]*1.5-40; IF([.B29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9]&gt;=40; IF([.C299]&gt;=50; [.D299]+[.E299]*1.5-50; &quot;&quot;); IF(AND([.B299]&gt;=32; [.B299]&lt;=39; [.C299]&gt;=40); [.D299]+[.E299]*1.5-40; IF([.B29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0]&gt;=40; IF([.C300]&gt;=50; [.D300]+[.E300]*1.5-50; &quot;&quot;); IF(AND([.B300]&gt;=32; [.B300]&lt;=39; [.C300]&gt;=40); [.D300]+[.E300]*1.5-40; IF([.B30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1]&gt;=40; IF([.C301]&gt;=50; [.D301]+[.E301]*1.5-50; &quot;&quot;); IF(AND([.B301]&gt;=32; [.B301]&lt;=39; [.C301]&gt;=40); [.D301]+[.E301]*1.5-40; IF([.B30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2]&gt;=40; IF([.C302]&gt;=50; [.D302]+[.E302]*1.5-50; &quot;&quot;); IF(AND([.B302]&gt;=32; [.B302]&lt;=39; [.C302]&gt;=40); [.D302]+[.E302]*1.5-40; IF([.B30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3]&gt;=40; IF([.C303]&gt;=50; [.D303]+[.E303]*1.5-50; &quot;&quot;); IF(AND([.B303]&gt;=32; [.B303]&lt;=39; [.C303]&gt;=40); [.D303]+[.E303]*1.5-40; IF([.B30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4]&gt;=40; IF([.C304]&gt;=50; [.D304]+[.E304]*1.5-50; &quot;&quot;); IF(AND([.B304]&gt;=32; [.B304]&lt;=39; [.C304]&gt;=40); [.D304]+[.E304]*1.5-40; IF([.B30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5]&gt;=40; IF([.C305]&gt;=50; [.D305]+[.E305]*1.5-50; &quot;&quot;); IF(AND([.B305]&gt;=32; [.B305]&lt;=39; [.C305]&gt;=40); [.D305]+[.E305]*1.5-40; IF([.B30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6]&gt;=40; IF([.C306]&gt;=50; [.D306]+[.E306]*1.5-50; &quot;&quot;); IF(AND([.B306]&gt;=32; [.B306]&lt;=39; [.C306]&gt;=40); [.D306]+[.E306]*1.5-40; IF([.B30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7]&gt;=40; IF([.C307]&gt;=50; [.D307]+[.E307]*1.5-50; &quot;&quot;); IF(AND([.B307]&gt;=32; [.B307]&lt;=39; [.C307]&gt;=40); [.D307]+[.E307]*1.5-40; IF([.B30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8]&gt;=40; IF([.C308]&gt;=50; [.D308]+[.E308]*1.5-50; &quot;&quot;); IF(AND([.B308]&gt;=32; [.B308]&lt;=39; [.C308]&gt;=40); [.D308]+[.E308]*1.5-40; IF([.B30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9]&gt;=40; IF([.C309]&gt;=50; [.D309]+[.E309]*1.5-50; &quot;&quot;); IF(AND([.B309]&gt;=32; [.B309]&lt;=39; [.C309]&gt;=40); [.D309]+[.E309]*1.5-40; IF([.B30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0]&gt;=40; IF([.C310]&gt;=50; [.D310]+[.E310]*1.5-50; &quot;&quot;); IF(AND([.B310]&gt;=32; [.B310]&lt;=39; [.C310]&gt;=40); [.D310]+[.E310]*1.5-40; IF([.B3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1]&gt;=40; IF([.C311]&gt;=50; [.D311]+[.E311]*1.5-50; &quot;&quot;); IF(AND([.B311]&gt;=32; [.B311]&lt;=39; [.C311]&gt;=40); [.D311]+[.E311]*1.5-40; IF([.B3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2]&gt;=40; IF([.C312]&gt;=50; [.D312]+[.E312]*1.5-50; &quot;&quot;); IF(AND([.B312]&gt;=32; [.B312]&lt;=39; [.C312]&gt;=40); [.D312]+[.E312]*1.5-40; IF([.B3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3]&gt;=40; IF([.C313]&gt;=50; [.D313]+[.E313]*1.5-50; &quot;&quot;); IF(AND([.B313]&gt;=32; [.B313]&lt;=39; [.C313]&gt;=40); [.D313]+[.E313]*1.5-40; IF([.B3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4]&gt;=40; IF([.C314]&gt;=50; [.D314]+[.E314]*1.5-50; &quot;&quot;); IF(AND([.B314]&gt;=32; [.B314]&lt;=39; [.C314]&gt;=40); [.D314]+[.E314]*1.5-40; IF([.B3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5]&gt;=40; IF([.C315]&gt;=50; [.D315]+[.E315]*1.5-50; &quot;&quot;); IF(AND([.B315]&gt;=32; [.B315]&lt;=39; [.C315]&gt;=40); [.D315]+[.E315]*1.5-40; IF([.B3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6]&gt;=40; IF([.C316]&gt;=50; [.D316]+[.E316]*1.5-50; &quot;&quot;); IF(AND([.B316]&gt;=32; [.B316]&lt;=39; [.C316]&gt;=40); [.D316]+[.E316]*1.5-40; IF([.B316]&lt;32; 0; &quot;&quot;)))" office:value-type="float" office:value="0" calcext:value-type="float">
            <text:p>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6:37:04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6:19:20.251000000</meta:creation-date>
    <dc:date>2024-04-03T16:47:34.977000000</dc:date>
    <meta:editing-duration>PT19H30M53S</meta:editing-duration>
    <meta:editing-cycles>5</meta:editing-cycles>
    <meta:generator>LibreOffice/7.5.3.2$Windows_X86_64 LibreOffice_project/9f56dff12ba03b9acd7730a5a481eea045e468f3</meta:generator>
    <meta:document-statistic meta:table-count="1" meta:cell-count="395" meta:object-count="0"/>
  </office:meta>
</office:document-meta>
</file>